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2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Category-6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n</text:p>
          </table:table-cell>
          <table:table-cell table:formula="of:=LOWER([.A2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42" office:value-type="string" calcext:value-type="string">
            <text:p>CPop1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0" calcext:value-type="float">
            <text:p>110110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3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42" office:value-type="string" calcext:value-type="string">
            <text:p>CPop2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1" calcext:value-type="float">
            <text:p>110111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4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47:23.026254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48:19.315146615</dc:date>
    <meta:editing-duration>P3DT10H1M21S</meta:editing-duration>
    <meta:editing-cycles>333</meta:editing-cycles>
    <meta:generator>LibreOffice/6.0.7.3$Linux_X86_64 LibreOffice_project/00m0$Build-3</meta:generator>
    <meta:document-statistic meta:table-count="1" meta:cell-count="79" meta:object-count="0"/>
  </office:meta>
</office:document-meta>
</file>